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00000001400000014532158C6F6295C91.gif" manifest:media-type="image/gif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loext:contextual-spacing="false"/>
    </style:style>
    <style:style style:name="T1" style:family="text">
      <style:text-properties fo:color="#000000"/>
    </style:style>
    <style:style style:name="T2" style:family="text">
      <style:text-properties fo:color="#0000ff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0.74pt solid #00008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<text:bookmark text:name="cb_post_title_url"/><text:a xlink:type="simple" xlink:href="http://www.cnblogs.com/frydsh/archive/2012/07/10/2585370.html" text:style-name="Internet_20_link" text:visited-style-name="Visited_20_Internet_20_Link">Python的zip函数</text:a> </text:h>
      <text:section text:style-name="Sect1" text:name="cnblogs_post_body">
        <text:p text:style-name="Text_20_body">zip函数接受任意多个（包括0个和1个）序列作为参数，返回一个tuple列表。具体意思不好用文字来表述，直接看示例：</text:p>
        <text:p text:style-name="Text_20_body">1.示例1：</text:p>
        <text:p text:style-name="Text_20_body"><draw:a xlink:type="simple" xlink:href="javascript:void(0);"><draw:frame draw:style-name="fr1" draw:name="图像1" text:anchor-type="as-char" svg:width="0.582cm" svg:height="0.582cm" draw:z-index="0"><draw:image xlink:href="Pictures/100002000000001400000014532158C6F6295C91.gif" xlink:type="simple" xlink:show="embed" xlink:actuate="onLoad"/><svg:title>复制代码</svg:title></draw:frame></draw:a></text:p>
        <text:p text:style-name="Preformatted_20_Text">x = [1, 2, 3<text:span text:style-name="T1">]</text:span></text:p>
        <text:p text:style-name="Preformatted_20_Text"/>
        <text:p text:style-name="Preformatted_20_Text"><text:span text:style-name="T1">y </text:span>= [4, 5, 6<text:span text:style-name="T1">]</text:span></text:p>
        <text:p text:style-name="Preformatted_20_Text"/>
        <text:p text:style-name="Preformatted_20_Text"><text:span text:style-name="T1">z </text:span>= [7, 8, 9<text:span text:style-name="T1">]</text:span></text:p>
        <text:p text:style-name="Preformatted_20_Text"/>
        <text:p text:style-name="Preformatted_20_Text"><text:span text:style-name="T1">xyz </text:span>=<text:span text:style-name="T1"> zip(x, y, z)</text:span></text:p>
        <text:p text:style-name="Preformatted_20_Text"/>
        <text:p text:style-name="P1"><text:span text:style-name="T2">print</text:span> xyz</text:p>
        <text:p text:style-name="Text_20_body"><draw:a xlink:type="simple" xlink:href="javascript:void(0);"><draw:frame draw:style-name="fr1" draw:name="图像2" text:anchor-type="as-char" svg:width="0.582cm" svg:height="0.582cm" draw:z-index="1"><draw:image xlink:href="Pictures/100002000000001400000014532158C6F6295C91.gif" xlink:type="simple" xlink:show="embed" xlink:actuate="onLoad"/><svg:title>复制代码</svg:title></draw:frame></draw:a></text:p>
        <text:p text:style-name="Text_20_body">运行的结果是：</text:p>
        <text:p text:style-name="Text_20_body">[(1, 4, 7), (2, 5, 8), (3, 6, 9)]</text:p>
        <text:p text:style-name="Text_20_body">从这个结果可以看出zip函数的基本运作方式。</text:p>
        <text:p text:style-name="Text_20_body">2.示例2：</text:p>
        <text:p text:style-name="Preformatted_20_Text">x = [1, 2, 3<text:span text:style-name="T1">]</text:span></text:p>
        <text:p text:style-name="Preformatted_20_Text"><text:span text:style-name="T1">y </text:span>= [4, 5, 6, 7<text:span text:style-name="T1">]</text:span></text:p>
        <text:p text:style-name="Preformatted_20_Text"><text:span text:style-name="T1">xy </text:span>=<text:span text:style-name="T1"> zip(x, y)</text:span></text:p>
        <text:p text:style-name="P1"><text:span text:style-name="T2">print</text:span> xy</text:p>
        <text:p text:style-name="Text_20_body">运行的结果是：</text:p>
        <text:p text:style-name="Text_20_body">[(1, 4), (2, 5), (3, 6)]</text:p>
        <text:p text:style-name="Text_20_body">从这个结果可以看出zip函数的长度处理方式。</text:p>
        <text:p text:style-name="Text_20_body">3.示例3：</text:p>
        <text:p text:style-name="Preformatted_20_Text">x = [1, 2, 3<text:span text:style-name="T1">]</text:span></text:p>
        <text:p text:style-name="Preformatted_20_Text"><text:span text:style-name="T1">x </text:span>=<text:span text:style-name="T1"> zip(x)</text:span></text:p>
        <text:p text:style-name="P1"><text:span text:style-name="T2">print</text:span> x</text:p>
        <text:p text:style-name="Text_20_body">运行的结果是：</text:p>
        <text:p text:style-name="Text_20_body">[(1,), (2,), (3,)]</text:p>
        <text:p text:style-name="Text_20_body">从这个结果可以看出zip函数在只有一个参数时运作的方式。</text:p>
        <text:p text:style-name="Text_20_body">4.示例4：</text:p>
        <text:p text:style-name="Preformatted_20_Text">x =<text:span text:style-name="T1"> zip()</text:span></text:p>
        <text:p text:style-name="P1"><text:span text:style-name="T2">print</text:span> x</text:p>
        <text:p text:style-name="Text_20_body"><text:soft-page-break/>运行的结果是：</text:p>
        <text:p text:style-name="Text_20_body">[]</text:p>
        <text:p text:style-name="Text_20_body">从这个结果可以看出zip函数在没有参数时运作的方式。</text:p>
        <text:p text:style-name="Text_20_body">5.示例5：</text:p>
        <text:p text:style-name="Text_20_body"><draw:a xlink:type="simple" xlink:href="javascript:void(0);"><draw:frame draw:style-name="fr1" draw:name="图像3" text:anchor-type="as-char" svg:width="0.582cm" svg:height="0.582cm" draw:z-index="2"><draw:image xlink:href="Pictures/100002000000001400000014532158C6F6295C91.gif" xlink:type="simple" xlink:show="embed" xlink:actuate="onLoad"/><svg:title>复制代码</svg:title></draw:frame></draw:a></text:p>
        <text:p text:style-name="Preformatted_20_Text">x = [1, 2, 3<text:span text:style-name="T1">]</text:span></text:p>
        <text:p text:style-name="Preformatted_20_Text"/>
        <text:p text:style-name="Preformatted_20_Text"><text:span text:style-name="T1">y </text:span>= [4, 5, 6<text:span text:style-name="T1">]</text:span></text:p>
        <text:p text:style-name="Preformatted_20_Text"/>
        <text:p text:style-name="Preformatted_20_Text"><text:span text:style-name="T1">z </text:span>= [7, 8, 9<text:span text:style-name="T1">]</text:span></text:p>
        <text:p text:style-name="Preformatted_20_Text"/>
        <text:p text:style-name="Preformatted_20_Text"><text:span text:style-name="T1">xyz </text:span>=<text:span text:style-name="T1"> zip(x, y, z)</text:span></text:p>
        <text:p text:style-name="Preformatted_20_Text"/>
        <text:p text:style-name="Preformatted_20_Text"><text:span text:style-name="T1">u </text:span>= zip(*<text:span text:style-name="T1">xyz)</text:span></text:p>
        <text:p text:style-name="Preformatted_20_Text"/>
        <text:p text:style-name="P1"><text:span text:style-name="T2">print</text:span> u</text:p>
        <text:p text:style-name="Text_20_body"><draw:a xlink:type="simple" xlink:href="javascript:void(0);"><draw:frame draw:style-name="fr1" draw:name="图像4" text:anchor-type="as-char" svg:width="0.582cm" svg:height="0.582cm" draw:z-index="3"><draw:image xlink:href="Pictures/100002000000001400000014532158C6F6295C91.gif" xlink:type="simple" xlink:show="embed" xlink:actuate="onLoad"/><svg:title>复制代码</svg:title></draw:frame></draw:a></text:p>
        <text:p text:style-name="Text_20_body">运行的结果是：</text:p>
        <text:p text:style-name="Text_20_body">[(1, 2, 3), (4, 5, 6), (7, 8, 9)]</text:p>
        <text:p text:style-name="Text_20_body">一般认为这是一个unzip的过程，它的运行机制是这样的：</text:p>
        <text:p text:style-name="Text_20_body">在运行zip(*xyz)之前，xyz的值是：[(1, 4, 7), (2, 5, 8), (3, 6, 9)]</text:p>
        <text:p text:style-name="Text_20_body">那么，zip(*xyz) 等价于 zip((1, 4, 7), (2, 5, 8), (3, 6, 9))</text:p>
        <text:p text:style-name="Text_20_body">所以，运行结果是：[(1, 2, 3), (4, 5, 6), (7, 8, 9)]</text:p>
        <text:p text:style-name="Text_20_body">注：在函数调用中使用*list/tuple的方式表示将list/tuple分开，作为位置参数传递给对应函数（前提是对应函数支持不定个数的位置参数）</text:p>
        <text:p text:style-name="Text_20_body">6.示例6：</text:p>
        <text:p text:style-name="Preformatted_20_Text">x = [1, 2, 3<text:span text:style-name="T1">]</text:span></text:p>
        <text:p text:style-name="Preformatted_20_Text"><text:span text:style-name="T1">r </text:span>= zip(* [x] * 3<text:span text:style-name="T1">)</text:span></text:p>
        <text:p text:style-name="P1"><text:span text:style-name="T2">print</text:span> r</text:p>
        <text:p text:style-name="Text_20_body">运行的结果是：</text:p>
        <text:p text:style-name="Text_20_body">[(1, 1, 1), (2, 2, 2), (3, 3, 3)]</text:p>
        <text:p text:style-name="Text_20_body">它的运行机制是这样的：</text:p>
        <text:p text:style-name="Text_20_body">[x]生成一个列表的列表，它只有一个元素x</text:p>
        <text:p text:style-name="Text_20_body">[x] * 3生成一个列表的列表，它有3个元素，[x, x, x]</text:p>
        <text:p text:style-name="Text_20_body">zip(* [x] * 3)的意思就明确了，zip(x, x, x)</text:p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Noto Sans CJK SC Regular" style:font-family-complex="'Noto Sans CJK SC Regular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4T20:36:35.930544109</meta:creation-date>
    <dc:date>2017-11-24T20:37:13.641586429</dc:date>
    <meta:editing-duration>PT38S</meta:editing-duration>
    <meta:editing-cycles>1</meta:editing-cycles>
    <meta:document-statistic meta:table-count="0" meta:image-count="4" meta:object-count="0" meta:page-count="2" meta:paragraph-count="60" meta:word-count="549" meta:character-count="1018" meta:non-whitespace-character-count="882"/>
    <meta:generator>LibreOffice/5.1.6.2$Linux_X86_64 LibreOffice_project/10m0$Build-2</meta:generator>
  </office:meta>
</office:document-meta>
</file>